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4000000A79230D92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685cm" svg:height="5.89cm" svg:x="0.186cm" svg:y="-0.095cm">
          <draw:image xlink:href="Pictures/1000000000000184000000A79230D92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berto Montresor</meta:initial-creator>
    <meta:creation-date>2011-10-11T11:20:44</meta:creation-date>
    <dc:date>2011-10-11T11:22:06</dc:date>
    <dc:creator>Alberto Montresor</dc:creator>
    <meta:editing-duration>PT1M22S</meta:editing-duration>
    <meta:editing-cycles>1</meta:editing-cycles>
    <meta:document-statistic meta:object-count="1"/>
    <meta:generator>OpenOffice.org/3.3$Unix OpenOffice.org_project/330m20$Build-9567</meta:generator>
  </office:meta>
</office:document-meta>
</file>